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c4e" officeooo:paragraph-rsid="00134c4e"/>
    </style:style>
    <style:style style:name="P2" style:family="paragraph" style:parent-style-name="Standard">
      <style:text-properties style:text-underline-style="solid" style:text-underline-width="auto" style:text-underline-color="font-color" officeooo:rsid="00134c4e" officeooo:paragraph-rsid="00134c4e"/>
    </style:style>
    <style:style style:name="P3" style:family="paragraph" style:parent-style-name="Standard">
      <style:text-properties style:text-underline-style="none" officeooo:rsid="00134c4e" officeooo:paragraph-rsid="00134c4e"/>
    </style:style>
    <style:style style:name="P4" style:family="paragraph" style:parent-style-name="Standard">
      <style:text-properties officeooo:rsid="001405a0" officeooo:paragraph-rsid="001405a0"/>
    </style:style>
    <style:style style:name="P5" style:family="paragraph" style:parent-style-name="Standard">
      <style:text-properties style:text-underline-style="none" officeooo:rsid="001405a0" officeooo:paragraph-rsid="001405a0"/>
    </style:style>
    <style:style style:name="P6" style:family="paragraph" style:parent-style-name="Standard">
      <style:text-properties officeooo:rsid="00134c4e" officeooo:paragraph-rsid="0014000a"/>
    </style:style>
    <style:style style:name="P7" style:family="paragraph" style:parent-style-name="Standard">
      <style:text-properties officeooo:rsid="0014000a" officeooo:paragraph-rsid="0014000a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405a0" officeooo:paragraph-rsid="001405a0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1405a0" officeooo:paragraph-rsid="001405a0"/>
    </style:style>
    <style:style style:name="P10" style:family="paragraph" style:parent-style-name="Standard">
      <style:text-properties style:text-underline-style="solid" style:text-underline-width="auto" style:text-underline-color="font-color" officeooo:rsid="00146799" officeooo:paragraph-rsid="00146799"/>
    </style:style>
    <style:style style:name="P11" style:family="paragraph" style:parent-style-name="Standard">
      <style:text-properties style:text-underline-style="dotted" style:text-underline-width="bold" style:text-underline-color="font-color" officeooo:rsid="001405a0" officeooo:paragraph-rsid="001405a0"/>
    </style:style>
    <style:style style:name="P12" style:family="paragraph" style:parent-style-name="Standard">
      <style:text-properties officeooo:rsid="00146799" officeooo:paragraph-rsid="00146799"/>
    </style:style>
    <style:style style:name="P13" style:family="paragraph" style:parent-style-name="Standard">
      <style:text-properties style:text-underline-style="solid" style:text-underline-width="auto" style:text-underline-color="font-color" officeooo:rsid="00153aef" officeooo:paragraph-rsid="00153aef"/>
    </style:style>
    <style:style style:name="P14" style:family="paragraph" style:parent-style-name="Standard">
      <style:text-properties officeooo:rsid="00153aef" officeooo:paragraph-rsid="00153aef"/>
    </style:style>
    <style:style style:name="P15" style:family="paragraph" style:parent-style-name="Standard">
      <style:text-properties style:text-underline-style="solid" style:text-underline-width="auto" style:text-underline-color="font-color" officeooo:rsid="00170af8" officeooo:paragraph-rsid="00187b7e"/>
    </style:style>
    <style:style style:name="P16" style:family="paragraph" style:parent-style-name="Standard">
      <style:text-properties style:text-underline-style="solid" style:text-underline-width="auto" style:text-underline-color="font-color" officeooo:rsid="00170af8" officeooo:paragraph-rsid="00170af8"/>
    </style:style>
    <style:style style:name="P17" style:family="paragraph" style:parent-style-name="Standard">
      <style:text-properties style:text-underline-style="none" officeooo:rsid="00170af8" officeooo:paragraph-rsid="00170af8"/>
    </style:style>
    <style:style style:name="P18" style:family="paragraph" style:parent-style-name="Standard">
      <style:text-properties style:text-underline-style="dotted" style:text-underline-width="bold" style:text-underline-color="font-color" officeooo:rsid="00170af8" officeooo:paragraph-rsid="00170af8"/>
    </style:style>
    <style:style style:name="P19" style:family="paragraph" style:parent-style-name="Standard">
      <style:text-properties officeooo:rsid="00170af8" officeooo:paragraph-rsid="00170af8"/>
    </style:style>
    <style:style style:name="T1" style:family="text">
      <style:text-properties officeooo:rsid="0014000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000a"/>
    </style:style>
    <style:style style:name="T4" style:family="text">
      <style:text-properties style:text-underline-style="none" officeooo:rsid="0014000a"/>
    </style:style>
    <style:style style:name="T5" style:family="text">
      <style:text-properties style:text-underline-style="none"/>
    </style:style>
    <style:style style:name="T6" style:family="text">
      <style:text-properties officeooo:rsid="00146799"/>
    </style:style>
    <style:style style:name="T7" style:family="text">
      <style:text-properties style:text-underline-style="none" officeooo:rsid="00170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RACTICA 1</text:p>
      <text:p text:style-name="P1"/>
      <text:p text:style-name="P1"/>
      <text:p text:style-name="P1">SERVICIO{</text:p>
      <text:p text:style-name="P2">C<text:span text:style-name="T1">ódigo</text:span>:</text:p>
      <text:p text:style-name="P1">FechaHora:</text:p>
      <text:p text:style-name="P1">TipoServicio:<text:tab/></text:p>
      <text:p text:style-name="P1">}</text:p>
      <text:p text:style-name="P1">EMPLEADO{</text:p>
      <text:p text:style-name="P1"><text:span text:style-name="T2">DNI:</text:span></text:p>
      <text:p text:style-name="P1">Nombre:</text:p>
      <text:p text:style-name="P1">Especialidad:</text:p>
      <text:p text:style-name="P1">}</text:p>
      <text:p text:style-name="P1">CLIENTE{</text:p>
      <text:p text:style-name="P2">DNI:</text:p>
      <text:p text:style-name="P3">Nombre:</text:p>
      <text:p text:style-name="P3">Profesión:</text:p>
      <text:p text:style-name="P3">Teléfono:</text:p>
      <text:p text:style-name="P3">Dirección:</text:p>
      <text:p text:style-name="P1">}</text:p>
      <text:p text:style-name="P4">CITA{</text:p>
      <text:p text:style-name="P4"><text:span text:style-name="T2">Código:</text:span></text:p>
      <text:p text:style-name="P4"><text:span text:style-name="T2">DNI:</text:span></text:p>
      <text:p text:style-name="P4"><text:span text:style-name="T2">DNI:</text:span></text:p>
      <text:p text:style-name="P5">FechaHora:</text:p>
      <text:p text:style-name="P4">}</text:p>
      <text:p text:style-name="P1">COSMÉTICO{</text:p>
      <text:p text:style-name="P6"><text:span text:style-name="T3">Código</text:span><text:span text:style-name="T4">:</text:span></text:p>
      <text:p text:style-name="P7"><text:span text:style-name="T5">Nombre:</text:span></text:p>
      <text:p text:style-name="P7"><text:span text:style-name="T5">Precio:</text:span></text:p>
      <text:p text:style-name="P6">}</text:p>
      <text:p text:style-name="P4">VENTA{</text:p>
      <text:p text:style-name="P4"><text:span text:style-name="T2">Código:</text:span></text:p>
      <text:p text:style-name="P4"><text:span text:style-name="T2">DNI:</text:span></text:p>
      <text:p text:style-name="P4"><text:span text:style-name="T2">DNI:</text:span></text:p>
      <text:p text:style-name="P4"><text:span text:style-name="T5">Cantidad:</text:span></text:p>
      <text:p text:style-name="P4"><text:span text:style-name="T5">Comisión:</text:span></text:p>
      <text:p text:style-name="P4">}</text:p>
      <text:p text:style-name="P6"/>
      <text:p text:style-name="P1"/>
      <text:p text:style-name="P4"><text:tab/>PRACTICA2</text:p>
      <text:p text:style-name="P4"/>
      <text:p text:style-name="P4"/>
      <text:p text:style-name="P4">VECINO{</text:p>
      <text:p text:style-name="P8">DNI:</text:p>
      <text:p text:style-name="P4">Nombre:</text:p>
      <text:p text:style-name="P4">Apellidos:</text:p>
      <text:p text:style-name="P4">Rey Mago:</text:p>
      <text:p text:style-name="P4">}</text:p>
      <text:p text:style-name="P4">NIÑO{</text:p>
      <text:p text:style-name="P9">Código:</text:p>
      <text:p text:style-name="P5">Nombre:</text:p>
      <text:p text:style-name="P5"><text:soft-page-break/>Dirección:</text:p>
      <text:p text:style-name="P4"/>
      <text:p text:style-name="P4">}</text:p>
      <text:p text:style-name="P4">GRUPOVECINOS{</text:p>
      <text:p text:style-name="P9">Nombre:</text:p>
      <text:p text:style-name="P5">Barrio:</text:p>
      <text:p text:style-name="P5">N.º integrantes:</text:p>
      <text:p text:style-name="P4">}</text:p>
      <text:p text:style-name="P4">EVENTOS{</text:p>
      <text:p text:style-name="P10">Nombre:</text:p>
      <text:p text:style-name="P4">Ubicación:</text:p>
      <text:p text:style-name="P11">FechaHora:</text:p>
      <text:p text:style-name="P4">}</text:p>
      <text:p text:style-name="P4">CONVENCE{</text:p>
      <text:p text:style-name="P12">CodVecino:</text:p>
      <text:p text:style-name="P12">CodSubVecino:</text:p>
      <text:p text:style-name="P4">}</text:p>
      <text:p text:style-name="P4"/>
      <text:p text:style-name="P4"><text:tab/><text:span text:style-name="T6">PRACTICA3</text:span></text:p>
      <text:p text:style-name="P4"/>
      <text:p text:style-name="P4"/>
      <text:p text:style-name="P12">EQUIPO{</text:p>
      <text:p text:style-name="P13">Pais:</text:p>
      <text:p text:style-name="P14">Sede:</text:p>
      <text:p text:style-name="P12">}</text:p>
      <text:p text:style-name="P12">PARTIDO{</text:p>
      <text:p text:style-name="P13">Código:</text:p>
      <text:p text:style-name="P14">Estadio:</text:p>
      <text:p text:style-name="P14">GolesLocal:</text:p>
      <text:p text:style-name="P14">GolesVisitantes:</text:p>
      <text:p text:style-name="P12">}</text:p>
      <text:p text:style-name="P14">GEN_ESTADIST{</text:p>
      <text:p text:style-name="P15">Códig</text:p>
      <text:p text:style-name="P15">oPart:</text:p>
      <text:p text:style-name="P16">Dorsal:</text:p>
      <text:p text:style-name="P13"><text:span text:style-name="T7">Tipo</text:span>:</text:p>
      <text:p text:style-name="P14">Minuto:</text:p>
      <text:p text:style-name="P14">Situación:</text:p>
      <text:p text:style-name="P14">}</text:p>
      <text:p text:style-name="P12">ENTRADAACTA{</text:p>
      <text:p text:style-name="P16">CodigPartido:</text:p>
      <text:p text:style-name="P17">Incidencia:</text:p>
      <text:p text:style-name="P18">Hora:</text:p>
      <text:p text:style-name="P12">}</text:p>
      <text:p text:style-name="P12">ÁRBITRO{</text:p>
      <text:p text:style-name="P16">Código:</text:p>
      <text:p text:style-name="P19">País:</text:p>
      <text:p text:style-name="P19">Nombre:</text:p>
      <text:p text:style-name="P12">}</text:p>
      <text:p text:style-name="P19">ARBITRA{</text:p>
      <text:p text:style-name="P19">CódigoPartido:</text:p>
      <text:p text:style-name="P19">CódigoÁrbitro:</text:p>
      <text:p text:style-name="P19"><text:soft-page-break/>Rol:</text:p>
      <text:p text:style-name="P19">}</text:p>
      <text:p text:style-name="P12">JUGADOR{</text:p>
      <text:p text:style-name="P16">País:</text:p>
      <text:p text:style-name="P19">Nombre:</text:p>
      <text:p text:style-name="P18">Dorsal:</text:p>
      <text:p text:style-name="P12">}</text:p>
      <text:p text:style-name="P14">PORTERO{</text:p>
      <text:p text:style-name="P14">}</text:p>
      <text:p text:style-name="P14">JUGADORDECAMPO{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8:58:26.812000000</meta:creation-date>
    <dc:date>2024-10-28T21:03:20.199000000</dc:date>
    <meta:editing-duration>PT21M41S</meta:editing-duration>
    <meta:editing-cycles>1</meta:editing-cycles>
    <meta:document-statistic meta:table-count="0" meta:image-count="0" meta:object-count="0" meta:page-count="3" meta:paragraph-count="105" meta:word-count="108" meta:character-count="726" meta:non-whitespace-character-count="719"/>
    <meta:generator>LibreOffice/24.8.0.3$Windows_X86_64 LibreOffice_project/0bdf1299c94fe897b119f97f3c613e9dca6be583</meta:generator>
  </office:meta>
</office:document-meta>
</file>